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61.8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5" table:default-cell-style-name="ce1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umber of features selected</text:p>
          </table:table-cell>
          <table:table-cell office:value-type="string" calcext:value-type="string">
            <text:p>Validity</text:p>
          </table:table-cell>
          <table:table-cell office:value-type="string" calcext:value-type="string">
            <text:p>Lower Fi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Upper Fin</text:p>
          </table:table-cell>
          <table:table-cell office:value-type="string" calcext:value-type="string">
            <text:p>Body Pattern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Iyer</text:p>
          </table:table-cell>
          <table:table-cell office:value-type="string" calcext:value-type="string">
            <text:p>ananya.iyer_ug20@ashoka.edu.in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ni</text:p>
          </table:table-cell>
          <table:table-cell office:value-type="string" calcext:value-type="string">
            <text:p>Garg</text:p>
          </table:table-cell>
          <table:table-cell office:value-type="string" calcext:value-type="string">
            <text:p><text:a xlink:href="mailto:garg.vini52@gmail.com" xlink:type="simple">garg.vini52@gmail.com</text:a>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ash</text:p>
          </table:table-cell>
          <table:table-cell office:value-type="string" calcext:value-type="string">
            <text:p>Bitla</text:p>
          </table:table-cell>
          <table:table-cell office:value-type="string" calcext:value-type="string">
            <text:p><text:a xlink:href="mailto:yashbitla1999@gmail.com" xlink:type="simple">yashbitla1999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ddhant </text:p>
          </table:table-cell>
          <table:table-cell office:value-type="string" calcext:value-type="string">
            <text:p>Easwar</text:p>
          </table:table-cell>
          <table:table-cell office:value-type="string" calcext:value-type="string">
            <text:p><text:a xlink:href="mailto:sid@gmail.com" xlink:type="simple">sid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risthi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<text:a xlink:href="mailto:rally5341@gmail.com" xlink:type="simple">rally5341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vin</text:p>
          </table:table-cell>
          <table:table-cell office:value-type="string" calcext:value-type="string">
            <text:p>Ravindra</text:p>
          </table:table-cell>
          <table:table-cell office:value-type="string" calcext:value-type="string">
            <text:p><text:a xlink:href="mailto:navink.nkr@gmail.com" xlink:type="simple">navink.nkr@gmail.com</text:a>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<text:a xlink:href="mailto:ananya.rao6080@gmail.com" xlink:type="simple">ananya.rao6080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a xlink:href="mailto:natasha.lopez_ug20@ashoka.edu.in" xlink:type="simple">natasha.lopez_ug20@ashoka.edu.in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Dhawan</text:p>
          </table:table-cell>
          <table:table-cell office:value-type="string" calcext:value-type="string">
            <text:p><text:a xlink:href="mailto:karandhawan333@gmail.com" xlink:type="simple">karandhawan333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ishma</text:p>
          </table:table-cell>
          <table:table-cell office:value-type="string" calcext:value-type="string">
            <text:p>Kapoor</text:p>
          </table:table-cell>
          <table:table-cell office:value-type="string" calcext:value-type="string">
            <text:p><text:a xlink:href="mailto:kapoorkarishma009@gmail.com" xlink:type="simple">kapoorkarishma009@gmail.com</text:a>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ia</text:p>
          </table:table-cell>
          <table:table-cell office:value-type="string" calcext:value-type="string">
            <text:p>Sitlani</text:p>
          </table:table-cell>
          <table:table-cell office:value-type="string" calcext:value-type="string">
            <text:p><text:a xlink:href="mailto:jiasitlani1303@gmail.com" xlink:type="simple">jiasitlani1303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khita</text:p>
          </table:table-cell>
          <table:table-cell office:value-type="string" calcext:value-type="string">
            <text:p>Dhawan</text:p>
          </table:table-cell>
          <table:table-cell office:value-type="string" calcext:value-type="string">
            <text:p><text:a xlink:href="mailto:nikhita27@gmail.com" xlink:type="simple">nikhita27@gmail.com</text:a>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ena</text:p>
          </table:table-cell>
          <table:table-cell office:value-type="string" calcext:value-type="string">
            <text:p>Dhawan</text:p>
          </table:table-cell>
          <table:table-cell office:value-type="string" calcext:value-type="string">
            <text:p><text:a xlink:href="mailto:neenadhawan67@gmail.com" xlink:type="simple">neenadhawan67@gmail.com</text:a>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anaiya</text:p>
          </table:table-cell>
          <table:table-cell office:value-type="string" calcext:value-type="string">
            <text:p>Dsouza</text:p>
          </table:table-cell>
          <table:table-cell office:value-type="string" calcext:value-type="string">
            <text:p><text:a xlink:href="mailto:shanaiya.dsouza@gmail.com" xlink:type="simple">shanaiya.dsouza@gmail.com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Dhawan</text:p>
          </table:table-cell>
          <table:table-cell office:value-type="string" calcext:value-type="string">
            <text:p><text:a xlink:href="mailto:s.dhawan62@gmail.com" xlink:type="simple">s.dhawan62@gmail.com</text:a>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hant</text:p>
          </table:table-cell>
          <table:table-cell office:value-type="string" calcext:value-type="string">
            <text:p>Iyer</text:p>
          </table:table-cell>
          <table:table-cell office:value-type="string" calcext:value-type="string">
            <text:p><text:a xlink:href="mailto:iyer.siddhant18@gmail.com" xlink:type="simple">iyer.siddhant18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Kapoor</text:p>
          </table:table-cell>
          <table:table-cell office:value-type="string" calcext:value-type="string">
            <text:p><text:a xlink:href="mailto:kapoormanish968@gmail.com" xlink:type="simple">kapoormanish968@gmail.com</text:a>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jalina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<text:a xlink:href="mailto:anjalina.deb0309@gmail.com" xlink:type="simple">anjalina.deb0309@gmail.com</text:a>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Nair</text:p>
          </table:table-cell>
          <table:table-cell office:value-type="string" calcext:value-type="string">
            <text:p><text:a xlink:href="mailto:s.nairshruti@yahoo.in" xlink:type="simple">s.nairshruti@yahoo.in</text:a>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Iyer</text:p>
          </table:table-cell>
          <table:table-cell office:value-type="string" calcext:value-type="string">
            <text:p><text:a xlink:href="mailto:gauravgi8cr7@gmail.com" xlink:type="simple">gauravgi8cr7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irudh</text:p>
          </table:table-cell>
          <table:table-cell office:value-type="string" calcext:value-type="string">
            <text:p>Madhavan</text:p>
          </table:table-cell>
          <table:table-cell office:value-type="string" calcext:value-type="string">
            <text:p><text:a xlink:href="mailto:anirudh.madhavan20@gmail.com" xlink:type="simple">anirudh.madhavan20@gmail.com</text:a>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renik</text:p>
          </table:table-cell>
          <table:table-cell office:value-type="string" calcext:value-type="string">
            <text:p>Golechha</text:p>
          </table:table-cell>
          <table:table-cell office:value-type="string" calcext:value-type="string">
            <text:p><text:a xlink:href="mailto:shrenikgolechha13@gmail.com" xlink:type="simple">shrenikgolechha13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nasi</text:p>
          </table:table-cell>
          <table:table-cell office:value-type="string" calcext:value-type="string">
            <text:p>Jadhav</text:p>
          </table:table-cell>
          <table:table-cell office:value-type="string" calcext:value-type="string">
            <text:p><text:a xlink:href="mailto:manasijadhav10308@gmail.com" xlink:type="simple">manasijadhav10308@gmail.com</text:a>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tharva</text:p>
          </table:table-cell>
          <table:table-cell office:value-type="string" calcext:value-type="string">
            <text:p>Papnoi</text:p>
          </table:table-cell>
          <table:table-cell office:value-type="string" calcext:value-type="string">
            <text:p><text:a xlink:href="mailto:atharvpapnoi1229@gmail.com" xlink:type="simple">atharvpapnoi1229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hir</text:p>
          </table:table-cell>
          <table:table-cell office:value-type="string" calcext:value-type="string">
            <text:p>Dharmadhikari</text:p>
          </table:table-cell>
          <table:table-cell office:value-type="string" calcext:value-type="string">
            <text:p><text:a xlink:href="mailto:arkya.mihir@gmail.com" xlink:type="simple">arkya.mihir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mee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mailto:smeedigh@gmail.com" xlink:type="simple">smeedigh@gmail.com</text:a>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chiket </text:p>
          </table:table-cell>
          <table:table-cell office:value-type="string" calcext:value-type="string">
            <text:p>Bhuta</text:p>
          </table:table-cell>
          <table:table-cell office:value-type="string" calcext:value-type="string">
            <text:p><text:a xlink:href="mailto:nachiketbhuta@gmail.com" xlink:type="simple">nachiketbhuta@gmail.com</text:a>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tal </text:p>
          </table:table-cell>
          <table:table-cell office:value-type="string" calcext:value-type="string">
            <text:p>Kuvadia</text:p>
          </table:table-cell>
          <table:table-cell office:value-type="string" calcext:value-type="string">
            <text:p><text:a xlink:href="mailto:hetalkvd@gmail.com" xlink:type="simple">hetalkvd@gmail.com</text:a>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hinav</text:p>
          </table:table-cell>
          <table:table-cell office:value-type="string" calcext:value-type="string">
            <text:p>Pathak</text:p>
          </table:table-cell>
          <table:table-cell office:value-type="string" calcext:value-type="string">
            <text:p><text:a xlink:href="mailto:f20170937@goa.bits-pilani.ac.in" xlink:type="simple">f20170937@goa.bits-pilani.ac.in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ish</text:p>
          </table:table-cell>
          <table:table-cell office:value-type="string" calcext:value-type="string">
            <text:p>Dipani</text:p>
          </table:table-cell>
          <table:table-cell office:value-type="string" calcext:value-type="string">
            <text:p><text:a xlink:href="mailto:alish.dipani@gmail.com" xlink:type="simple">alish.dipani@gmail.com</text:a>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Khandige</text:p>
          </table:table-cell>
          <table:table-cell office:value-type="string" calcext:value-type="string">
            <text:p><text:a xlink:href="mailto:gauravkhandige@gmail.com" xlink:type="simple">gauravkhandige@gmail.com</text:a>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<text:a xlink:href="mailto:ayush.ag17@gmail.com" xlink:type="simple">ayush.ag17@gmail.com</text:a>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/00/0000</text:date>, <text:time style:data-style-name="N2" text:time-value="16:25:54.504116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38:20.980040083</meta:creation-date>
    <dc:date>2020-01-10T16:27:20.926419762</dc:date>
    <meta:editing-duration>PT19H32M31S</meta:editing-duration>
    <meta:editing-cycles>4</meta:editing-cycles>
    <meta:generator>LibreOffice/5.1.6.2$Linux_X86_64 LibreOffice_project/10m0$Build-2</meta:generator>
    <meta:document-statistic meta:table-count="1" meta:cell-count="429" meta:object-count="0"/>
  </office:meta>
</office:document-meta>
</file>